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cénario" style:family="table">
      <style:table-properties style:width="17.013cm" fo:margin-left="0cm" fo:margin-right="-0.012cm" table:align="margins"/>
    </style:style>
    <style:style style:name="Scénario.A" style:family="table-column">
      <style:table-column-properties style:column-width="4.524cm" style:rel-column-width="2565*"/>
    </style:style>
    <style:style style:name="Scénario.B" style:family="table-column">
      <style:table-column-properties style:column-width="12.488cm" style:rel-column-width="7080*"/>
    </style:style>
    <style:style style:name="Scénario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cénario.B1" style:family="table-cell">
      <style:table-cell-properties fo:padding="0.097cm" fo:border="0.002cm solid #000000"/>
    </style:style>
    <style:style style:name="Scénario.A2" style:family="table-cell">
      <style:table-cell-properties fo:padding="0.097cm" fo:border-left="0.002cm solid #000000" fo:border-right="none" fo:border-top="none" fo:border-bottom="0.002cm solid #000000"/>
    </style:style>
    <style:style style:name="Scénario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cénario" table:style-name="Scénario">
        <table:table-column table:style-name="Scénario.A"/>
        <table:table-column table:style-name="Scénario.B"/>
        <table:table-row>
          <table:table-cell table:style-name="Scénario.A1" office:value-type="string">
            <text:p text:style-name="P1"><text:span text:style-name="T1">Cas d'utilisation</text:span> </text:p>
          </table:table-cell>
          <table:table-cell table:style-name="Scénario.B1" office:value-type="string">
            <text:p text:style-name="Table_20_Contents">Emprunt d'une ressource</text:p>
          </table:table-cell>
        </table:table-row>
        <table:table-row>
          <table:table-cell table:style-name="Scénario.A2" office:value-type="string">
            <text:p text:style-name="P2">Acteur</text:p>
          </table:table-cell>
          <table:table-cell table:style-name="Scénario.B2" office:value-type="string">
            <text:p text:style-name="Table_20_Contents">Bibliothécaire</text:p>
          </table:table-cell>
        </table:table-row>
        <table:table-row>
          <table:table-cell table:style-name="Scénario.A2" office:value-type="string">
            <text:p text:style-name="P2">Scénario nominal</text:p>
          </table:table-cell>
          <table:table-cell table:style-name="Scénario.B2" office:value-type="string">
            <text:p text:style-name="Table_20_Contents">1.le système affiche un formulaire de connexion </text:p>
            <text:p text:style-name="Table_20_Contents">2.le bibliothécaire s'identifie</text:p>
            <text:p text:style-name="Table_20_Contents">3.le système affiche une formulaire des emprunts</text:p>
            <text:p text:style-name="Table_20_Contents">4.le bibliothécaire saisie les informations concernant la ressource </text:p>
            <text:p text:style-name="Table_20_Contents">5.le système demande si emprunteur est adhérant </text:p>
            <text:p text:style-name="Table_20_Contents">6.le bibliothécaire valide le numéro adhèrent</text:p>
            <text:p text:style-name="Table_20_Contents">7.le système vérifie si l'adhérent a payer sa cotisation</text:p>
            <text:p text:style-name="Table_20_Contents">7.le système incrémente le nombre d'emprunt</text:p>
            <text:p text:style-name="Table_20_Contents">8.le système rends indisponible l'emprunt </text:p>
            <text:p text:style-name="Table_20_Contents">9.le système génère une fiche d'emprunt</text:p>
            <text:p text:style-name="Table_20_Contents">10.le système enregistre le prêt</text:p>
          </table:table-cell>
        </table:table-row>
        <table:table-row>
          <table:table-cell table:style-name="Scénario.A2" office:value-type="string">
            <text:p text:style-name="P2">Scénario secondaire </text:p>
          </table:table-cell>
          <table:table-cell table:style-name="Scénario.B2" office:value-type="string">
            <text:p text:style-name="Table_20_Contents">Si l'identification n'est pas valider retourner au point 1 </text:p>
            <text:p text:style-name="Table_20_Contents">si une erreur information retouner au point 3</text:p>
            <text:p text:style-name="Table_20_Contents">si pas de carte adhérent créer une carte adhére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re Brassart</meta:initial-creator>
    <meta:creation-date>2021-01-19T10:06:36.37</meta:creation-date>
    <meta:document-statistic meta:table-count="1" meta:image-count="0" meta:object-count="0" meta:page-count="1" meta:paragraph-count="20" meta:word-count="106" meta:character-count="750"/>
    <dc:date>2021-01-21T15:44:10.23</dc:date>
    <dc:creator>Alexandre Brassart</dc:creator>
    <meta:editing-duration>PT5H29M6S</meta:editing-duration>
    <meta:editing-cycles>1</meta:editing-cycles>
    <meta:generator>OpenOffice/4.1.7$Win32 OpenOffice.org_project/417m1$Build-9800</meta:generator>
  </office:meta>
</office:document-meta>
</file>